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xt 1: “Bitácora del Capitán: Día 1 de la era sin Humanos – Hora: Sin especificar</text:p>
      <text:p text:style-name="Standard"><text:tab/> Estamos en la única nave que pudo escapar a la aniquilación de la Raza Humana.</text:p>
      <text:p text:style-name="Standard"><text:tab/> Todo comenzó hace 5 meses cuando aparecieron las primeras naves en las principales ciudades portuarias...</text:p>
      <text:p text:style-name="P1">ARCHIVO CORRUPTO”</text:p>
      <text:p text:style-name="P2"/>
      <text:p text:style-name="P2">Txt 2: “Bitácora del Capitán: Día 8 – Hora: sin importancia</text:p>
      <text:p text:style-name="P2"><text:tab/> Pasaron 6 días desde que empezaron los problemas, no tenemos acceso a 3 compartimentos de la nave y hay 2 técnicos desaparecidos. Creemos que la causa de todo es un...”</text:p>
      <text:p text:style-name="P2"/>
      <text:p text:style-name="P2">Txt 3: “Archivos Históricos: El 8 de Octubre del año 3129, a lo largo y a lo ancho del planeta Tierra se reportaron avistamientos de naves de origen no humano que emergieron de los océanos y comenzaron a atacar las principales urbes.</text:p>
      <text:p text:style-name="P2"><text:tab/>Estos invasores fueron llamados...</text:p>
      <text:p text:style-name="P1">ARCHIVO CORRUPTO”</text:p>
      <text:p text:style-name="P2"/>
      <text:p text:style-name="P2">Txt 4: “... no sabemos cómo combat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ma </meta:initial-creator>
    <meta:creation-date>2011-01-29T18:53:35</meta:creation-date>
    <dc:date>2011-01-29T19:11:38</dc:date>
    <dc:creator>mama </dc:creator>
    <meta:editing-duration>PT00H02M27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148" meta:character-count="835"/>
  </office:meta>
</office:document-meta>
</file>